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6.006cm" svg:height="9.004cm" svg:x="0.88cm" svg:y="5.206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8cm" svg:height="9.004cm" svg:x="0.99cm" svg:y="15.38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</table:table-row>
      </table:table>
      <table:table table:name="exerc2.1 - c++" table:style-name="ta1">
        <table:shapes>
          <draw:frame draw:z-index="0" draw:style-name="gr1" draw:text-style-name="P1" svg:width="15.997cm" svg:height="9.005cm" svg:x="0.22cm" svg:y="4.037cm">
            <draw:object draw:notify-on-update-of-ranges="'exerc2.1 - c++'.A2:'exerc2.1 - c++'.A8 'exerc2.1 - c++'.B1:'exerc2.1 - c++'.B1 'exerc2.1 - c++'.B2:'exerc2.1 - c++'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8cm" svg:height="9.004cm" svg:x="0.385cm" svg:y="13.547cm">
            <draw:object draw:notify-on-update-of-ranges="'exerc2.1 - c++'.A2:'exerc2.1 - c++'.A8 'exerc2.1 - c++'.D1:'exerc2.1 - c++'.D1 'exerc2.1 - c++'.D2:'exerc2.1 - c++'.D8 'exerc2.1 - c++'.C1:'exerc2.1 - c++'.C1 'exerc2.1 - c++'.C2:'exerc2.1 - c++'.C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8981" calcext:value-type="float">
            <text:p>0,118981</text:p>
          </table:table-cell>
          <table:table-cell office:value-type="float" office:value="27109477" calcext:value-type="float">
            <text:p>27109477</text:p>
          </table:table-cell>
          <table:table-cell office:value-type="float" office:value="56639154" calcext:value-type="float">
            <text:p>566391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5042" calcext:value-type="float">
            <text:p>0,65042</text:p>
          </table:table-cell>
          <table:table-cell office:value-type="float" office:value="125728048" calcext:value-type="float">
            <text:p>125728048</text:p>
          </table:table-cell>
          <table:table-cell office:value-type="float" office:value="257703354" calcext:value-type="float">
            <text:p>25770335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82642" calcext:value-type="float">
            <text:p>1,82642</text:p>
          </table:table-cell>
          <table:table-cell office:value-type="float" office:value="346023498" calcext:value-type="float">
            <text:p>346023498</text:p>
          </table:table-cell>
          <table:table-cell office:value-type="float" office:value="699440813" calcext:value-type="float">
            <text:p>69944081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.88349" calcext:value-type="float">
            <text:p>3,88349</text:p>
          </table:table-cell>
          <table:table-cell office:value-type="float" office:value="745087460" calcext:value-type="float">
            <text:p>745087460</text:p>
          </table:table-cell>
          <table:table-cell office:value-type="float" office:value="1497530289" calcext:value-type="float">
            <text:p>149753028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.26861" calcext:value-type="float">
            <text:p>7,26861</text:p>
          </table:table-cell>
          <table:table-cell office:value-type="float" office:value="2077768078" calcext:value-type="float">
            <text:p>2077768078</text:p>
          </table:table-cell>
          <table:table-cell office:value-type="float" office:value="2722069868" calcext:value-type="float">
            <text:p>272206986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.2516" calcext:value-type="float">
            <text:p>12,2516</text:p>
          </table:table-cell>
          <table:table-cell office:value-type="float" office:value="4412856997" calcext:value-type="float">
            <text:p>4412856997</text:p>
          </table:table-cell>
          <table:table-cell office:value-type="float" office:value="4531363306" calcext:value-type="float">
            <text:p>45313633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.7909" calcext:value-type="float">
            <text:p>18,7909</text:p>
          </table:table-cell>
          <table:table-cell office:value-type="float" office:value="6779479221" calcext:value-type="float">
            <text:p>6779479221</text:p>
          </table:table-cell>
          <table:table-cell office:value-type="float" office:value="6956004090" calcext:value-type="float">
            <text:p>6956004090</text:p>
          </table:table-cell>
        </table:table-row>
      </table:table>
      <table:table table:name="exerc2_2 - c++" table:style-name="ta1">
        <table:shapes>
          <draw:frame draw:z-index="0" draw:style-name="gr1" draw:text-style-name="P1" svg:width="15.999cm" svg:height="8.999cm" svg:x="0.817cm" svg:y="3.049cm">
            <draw:object draw:notify-on-update-of-ranges="'exerc2_2 - c++'.A2:'exerc2_2 - c++'.A5 'exerc2_2 - c++'.B1:'exerc2_2 - c++'.B1 'exerc2_2 - c++'.B2:'exerc2_2 - c++'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5cm" svg:x="0.991cm" svg:y="12.723cm">
            <draw:object draw:notify-on-update-of-ranges="'exerc2_2 - c++'.A2:'exerc2_2 - c++'.A5 'exerc2_2 - c++'.C1:'exerc2_2 - c++'.C1 'exerc2_2 - c++'.C2:'exerc2_2 - c++'.C5 'exerc2_2 - c++'.D1:'exerc2_2 - c++'.D1 'exerc2_2 - c++'.D2:'exerc2_2 - c++'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.592" calcext:value-type="float">
            <text:p>48,592</text:p>
          </table:table-cell>
          <table:table-cell office:value-type="float" office:value="17706558510" calcext:value-type="float">
            <text:p>17706558510</text:p>
          </table:table-cell>
          <table:table-cell office:value-type="float" office:value="17334730364" calcext:value-type="float">
            <text:p>17334730364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4.263" calcext:value-type="float">
            <text:p>164,263</text:p>
          </table:table-cell>
          <table:table-cell office:value-type="float" office:value="59730941193" calcext:value-type="float">
            <text:p>59730941193</text:p>
          </table:table-cell>
          <table:table-cell office:value-type="float" office:value="58586319984" calcext:value-type="float">
            <text:p>585863199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1.563" calcext:value-type="float">
            <text:p>391,563</text:p>
          </table:table-cell>
          <table:table-cell office:value-type="float" office:value="141493834397" calcext:value-type="float">
            <text:p>141493834397</text:p>
          </table:table-cell>
          <table:table-cell office:value-type="float" office:value="141056388335" calcext:value-type="float">
            <text:p>141056388335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65.795" calcext:value-type="float">
            <text:p>765,795</text:p>
          </table:table-cell>
          <table:table-cell office:value-type="float" office:value="276062704903" calcext:value-type="float">
            <text:p>276062704903</text:p>
          </table:table-cell>
          <table:table-cell office:value-type="float" office:value="296076335537" calcext:value-type="float">
            <text:p>296076335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-00-0000</text:date>, <text:time style:data-style-name="N2" text:time-value="23:34:20.238280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8T23:38:14.932708973</dc:date>
    <meta:editing-duration>PT46M11S</meta:editing-duration>
    <meta:editing-cycles>8</meta:editing-cycles>
    <meta:generator>LibreOffice/6.4.6.2$Linux_X86_64 LibreOffice_project/40$Build-2</meta:generator>
    <meta:document-statistic meta:table-count="3" meta:cell-count="8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line" chart:style-name="ch1">
        <chart:title svg:x="5.314cm" svg:y="0.316cm" chart:style-name="ch2">
          <text:p>Algoritmo de multiplicação</text:p>
        </chart:title>
        <chart:subtitle svg:x="5.327cm" svg:y="1.275cm" chart:style-name="ch3">
          <text:p>Tempo em função do tamanho</text:p>
        </chart:subtitle>
        <chart:legend chart:legend-position="end" svg:x="13.896cm" svg:y="4.203cm" style:legend-expansion="high" chart:style-name="ch4"/>
        <chart:plot-area chart:style-name="ch5" table:cell-range-address="'exer1 - c++'.A2:'exer1 - c++'.B8 'exer1 - c++'.B1:'exer1 - c++'.B1" chart:data-source-has-labels="both" svg:x="1.331cm" svg:y="2.138cm" svg:width="12.245cm" svg:height="5.706cm">
          <chartooo:coordinate-region svg:x="1.952cm" svg:y="2.337cm" svg:width="11.066cm" svg:height="4.86cm"/>
          <chart:axis chart:dimension="x" chart:name="primary-x" chart:style-name="ch6" chartooo:axis-type="auto">
            <chartooo:date-scale/>
            <chart:title svg:x="6.007cm" svg:y="8.024cm" chart:style-name="ch7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B1:'exer1 - c++'.B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79cm" svg:height="9.005cm" xlink:href=".." xlink:type="simple" chart:class="chart:line" chart:style-name="ch1">
        <chart:title svg:x="1.291cm" svg:y="0.316cm" chart:style-name="ch2">
          <text:p>Evolução de "data cache misses" em função do tamanho da matriz</text:p>
        </chart:title>
        <chart:subtitle svg:x="6.662cm" svg:y="1.275cm" chart:style-name="ch3">
          <text:p>Cache L1 e L2</text:p>
        </chart:subtitle>
        <chart:legend chart:legend-position="end" svg:x="14.265cm" svg:y="3.954cm" style:legend-expansion="high" chart:style-name="ch4"/>
        <chart:plot-area chart:style-name="ch5" table:cell-range-address="'exer1 - c++'.A2:'exer1 - c++'.A8 'exer1 - c++'.C1:'exer1 - c++'.D8" chart:data-source-has-labels="both" svg:x="1.33cm" svg:y="2.138cm" svg:width="12.616cm" svg:height="5.706cm">
          <chartooo:coordinate-region svg:x="3.248cm" svg:y="2.337cm" svg:width="10.141cm" svg:height="4.86cm"/>
          <chart:axis chart:dimension="x" chart:name="primary-x" chart:style-name="ch6" chartooo:axis-type="auto">
            <chartooo:date-scale/>
            <chart:title svg:x="6.417cm" svg:y="8.024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411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1 - c++'.C1:'exer1 - c++'.C1</svg:desc>
                </draw:g>
              </table:table-cell>
              <table:table-cell office:value-type="string">
                <text:p>L2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5.085cm" svg:y="0.316cm" chart:style-name="ch2">
          <text:p>Line by Line Algorithm - C++</text:p>
        </chart:title>
        <chart:subtitle svg:x="2.822cm" svg:y="1.275cm" chart:style-name="ch3">
          <text:p>Tempo de processamento em função do tamanho da matriz</text:p>
        </chart:subtitle>
        <chart:legend chart:legend-position="end" svg:x="13.887cm" svg:y="4.204cm" style:legend-expansion="high" chart:style-name="ch4"/>
        <chart:plot-area chart:style-name="ch5" table:cell-range-address="'exerc2.1 - c++'.A2:'exerc2.1 - c++'.B8 'exerc2.1 - c++'.B1:'exerc2.1 - c++'.B1" chart:data-source-has-labels="both" svg:x="1.33cm" svg:y="2.138cm" svg:width="12.238cm" svg:height="5.707cm">
          <chartooo:coordinate-region svg:x="1.766cm" svg:y="2.337cm" svg:width="11.245cm" svg:height="4.861cm"/>
          <chart:axis chart:dimension="x" chart:name="primary-x" chart:style-name="ch6" chartooo:axis-type="auto">
            <chartooo:date-scale/>
            <chart:title svg:x="6.003cm" svg:y="8.025cm" chart:style-name="ch7">
              <text:p>Tamanho da matriz</text:p>
            </chart:title>
            <chart:categories table:cell-range-address="'exerc2.1 - c++'.A2:'exerc2.1 - c++'.A8"/>
          </chart:axis>
          <chart:axis chart:dimension="y" chart:name="primary-y" chart:style-name="ch6">
            <chart:title svg:x="0.451cm" svg:y="7.006cm" chart:style-name="ch8">
              <text:p>Tempo de processsamento</text:p>
            </chart:title>
            <chart:grid chart:style-name="ch9" chart:class="major"/>
          </chart:axis>
          <chart:series chart:style-name="ch10" chart:values-cell-range-address="'exerc2.1 - c++'.B2:'exerc2.1 - c++'.B8" chart:label-cell-address="'exerc2.1 - c++'.B1:'exerc2.1 - c++'.B1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.1 - c++'.B1:'exerc2.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A2:'exerc2.1 - c++'.A8</svg:desc>
                </draw:g>
              </table:table-cell>
              <table:table-cell office:value-type="float" office:value="0.118981">
                <text:p>0.118981</text:p>
                <draw:g>
                  <svg:desc>'exerc2.1 - c++'.B2:'exerc2.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5042">
                <text:p>0.65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2642">
                <text:p>1.8264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349">
                <text:p>3.8834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6861">
                <text:p>7.2686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516">
                <text:p>12.251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09">
                <text:p>18.7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column-mapping="1 0" chart:style-name="ch1">
        <chart:title svg:x="5.085cm" svg:y="0.316cm" chart:style-name="ch2">
          <text:p>Line by Line Algorithm - C++</text:p>
        </chart:title>
        <chart:subtitle svg:x="3.272cm" svg:y="1.275cm" chart:style-name="ch3">
          <text:p>"Data cache misses" em função do tamanho da matriz</text:p>
        </chart:subtitle>
        <chart:legend chart:legend-position="end" svg:x="14.285cm" svg:y="3.954cm" style:legend-expansion="high" chart:style-name="ch4"/>
        <chart:plot-area chart:style-name="ch5" table:cell-range-address="'exerc2.1 - c++'.A2:'exerc2.1 - c++'.A8 'exerc2.1 - c++'.C1:'exerc2.1 - c++'.D8" chart:data-source-has-labels="both" svg:x="1.33cm" svg:y="2.138cm" svg:width="12.636cm" svg:height="5.706cm">
          <chartooo:coordinate-region svg:x="3.063cm" svg:y="2.338cm" svg:width="10.531cm" svg:height="4.859cm"/>
          <chart:axis chart:dimension="x" chart:name="primary-x" chart:style-name="ch6" chartooo:axis-type="auto">
            <chartooo:date-scale/>
            <chart:title svg:x="6.202cm" svg:y="8.024cm" chart:style-name="ch7">
              <text:p>Tamanho da matriz</text:p>
            </chart:title>
            <chart:categories table:cell-range-address="'exerc2.1 - c++'.A2:'exerc2.1 - c++'.A8"/>
          </chart:axis>
          <chart:axis chart:dimension="y" chart:name="primary-y" chart:style-name="ch8">
            <chart:title svg:x="0.451cm" svg:y="6.517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.1 - c++'.D2:'exerc2.1 - c++'.D8" chart:label-cell-address="'exerc2.1 - c++'.D1:'exerc2.1 - c++'.D1" chart:class="chart:line">
            <chart:data-point chart:repeated="7"/>
          </chart:series>
          <chart:series chart:style-name="ch12" chart:values-cell-range-address="'exerc2.1 - c++'.C2:'exerc2.1 - c++'.C8" chart:label-cell-address="'exerc2.1 - c++'.C1:'exerc2.1 - c++'.C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2</text:p>
                <draw:g>
                  <svg:desc>'exerc2.1 - c++'.D1:'exerc2.1 - c++'.D1</svg:desc>
                </draw:g>
              </table:table-cell>
              <table:table-cell office:value-type="string">
                <text:p>L1</text:p>
                <draw:g>
                  <svg:desc>'exerc2.1 - c++'.C1:'exerc2.1 - c++'.C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A2:'exerc2.1 - c++'.A8</svg:desc>
                </draw:g>
              </table:table-cell>
              <table:table-cell office:value-type="float" office:value="56639154">
                <text:p>56639154</text:p>
                <draw:g>
                  <svg:desc>'exerc2.1 - c++'.D2:'exerc2.1 - c++'.D8</svg:desc>
                </draw:g>
              </table:table-cell>
              <table:table-cell office:value-type="float" office:value="27109477">
                <text:p>27109477</text:p>
                <draw:g>
                  <svg:desc>'exerc2.1 - c++'.C2:'exerc2.1 - c++'.C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7703354">
                <text:p>257703354</text:p>
              </table:table-cell>
              <table:table-cell office:value-type="float" office:value="125728048">
                <text:p>12572804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99440813">
                <text:p>699440813</text:p>
              </table:table-cell>
              <table:table-cell office:value-type="float" office:value="346023498">
                <text:p>34602349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97530289">
                <text:p>1497530289</text:p>
              </table:table-cell>
              <table:table-cell office:value-type="float" office:value="745087460">
                <text:p>74508746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722069868">
                <text:p>2722069868</text:p>
              </table:table-cell>
              <table:table-cell office:value-type="float" office:value="2077768078">
                <text:p>207776807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531363306">
                <text:p>4531363306</text:p>
              </table:table-cell>
              <table:table-cell office:value-type="float" office:value="4412856997">
                <text:p>441285699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956004090">
                <text:p>6956004090</text:p>
              </table:table-cell>
              <table:table-cell office:value-type="float" office:value="6779479221">
                <text:p>6779479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empo em função do tamanho da matriz</text:p>
        </chart:title>
        <chart:subtitle svg:x="4.57cm" svg:y="1.275cm" chart:style-name="ch3">
          <text:p>Algoritmo multiplicação por linha  - C++</text:p>
        </chart:subtitle>
        <chart:legend chart:legend-position="end" svg:x="13.889cm" svg:y="4.201cm" style:legend-expansion="high" chart:style-name="ch4"/>
        <chart:plot-area chart:style-name="ch5" table:cell-range-address="'exerc2_2 - c++'.A2:'exerc2_2 - c++'.B5 'exerc2_2 - c++'.B1:'exerc2_2 - c++'.B1" chart:data-source-has-labels="both" svg:x="1.331cm" svg:y="2.138cm" svg:width="12.238cm" svg:height="5.701cm">
          <chartooo:coordinate-region svg:x="2.138cm" svg:y="2.337cm" svg:width="10.966cm" svg:height="4.855cm"/>
          <chart:axis chart:dimension="x" chart:name="primary-x" chart:style-name="ch6" chartooo:axis-type="auto">
            <chartooo:date-scale/>
            <chart:title svg:x="6.004cm" svg:y="8.019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6">
            <chart:title svg:x="0.451cm" svg:y="6.924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_2 - c++'.B2:'exerc2_2 - c++'.B5" chart:label-cell-address="'exerc2_2 - c++'.B1:'exerc2_2 - c++'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_2 - c++'.B1:'exerc2_2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48.592">
                <text:p>48.592</text:p>
                <draw:g>
                  <svg:desc>'exerc2_2 - c++'.B2:'exerc2_2 - c++'.B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563">
                <text:p>391.56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65.795">
                <text:p>765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78cm" svg:y="0.293cm" chart:style-name="ch2">
          <text:p>"Data Cache Misses" em função do tamanho da matriz</text:p>
        </chart:title>
        <chart:subtitle svg:x="4.026cm" svg:y="1.275cm" chart:style-name="ch3">
          <text:p>Algoritmo Multiplicação Linha por LInha - C++</text:p>
        </chart:subtitle>
        <chart:legend chart:legend-position="end" svg:x="14.284cm" svg:y="3.955cm" style:legend-expansion="high" chart:style-name="ch4"/>
        <chart:plot-area chart:style-name="ch5" table:cell-range-address="'exerc2_2 - c++'.A2:'exerc2_2 - c++'.A5 'exerc2_2 - c++'.C1:'exerc2_2 - c++'.D5" chart:data-source-has-labels="both" svg:x="1.33cm" svg:y="2.138cm" svg:width="12.635cm" svg:height="5.707cm">
          <chartooo:coordinate-region svg:x="3.433cm" svg:y="2.337cm" svg:width="10.067cm" svg:height="4.861cm"/>
          <chart:axis chart:dimension="x" chart:name="primary-x" chart:style-name="ch6" chartooo:axis-type="auto">
            <chartooo:date-scale/>
            <chart:title svg:x="6.201cm" svg:y="8.025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8">
            <chart:title svg:x="0.451cm" svg:y="6.556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_2 - c++'.C2:'exerc2_2 - c++'.C5" chart:label-cell-address="'exerc2_2 - c++'.C1:'exerc2_2 - c++'.C1" chart:class="chart:line">
            <chart:data-point chart:repeated="4"/>
          </chart:series>
          <chart:series chart:style-name="ch12" chart:values-cell-range-address="'exerc2_2 - c++'.D2:'exerc2_2 - c++'.D5" chart:label-cell-address="'exerc2_2 - c++'.D1:'exerc2_2 - c++'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_2 - c++'.C1:'exerc2_2 - c++'.C1</svg:desc>
                </draw:g>
              </table:table-cell>
              <table:table-cell office:value-type="string">
                <text:p>L2</text:p>
                <draw:g>
                  <svg:desc>'exerc2_2 - c++'.D1:'exerc2_2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17706558510">
                <text:p>17706558510</text:p>
                <draw:g>
                  <svg:desc>'exerc2_2 - c++'.C2:'exerc2_2 - c++'.C5</svg:desc>
                </draw:g>
              </table:table-cell>
              <table:table-cell office:value-type="float" office:value="17334730364">
                <text:p>17334730364</text:p>
                <draw:g>
                  <svg:desc>'exerc2_2 - c++'.D2:'exerc2_2 - c++'.D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30941193">
                <text:p>59730941193</text:p>
              </table:table-cell>
              <table:table-cell office:value-type="float" office:value="58586319984">
                <text:p>5858631998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493834397">
                <text:p>141493834397</text:p>
              </table:table-cell>
              <table:table-cell office:value-type="float" office:value="141056388335">
                <text:p>14105638833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6062704903">
                <text:p>276062704903</text:p>
              </table:table-cell>
              <table:table-cell office:value-type="float" office:value="296076335537">
                <text:p>296076335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